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e49d4" officeooo:paragraph-rsid="000e49d4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75cm" style:run-through="foreground" style:wrap="left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2.08cm" fo:min-width="2.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192cm" fo:min-width="2.7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164cm" fo:min-width="2.8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164cm" fo:min-width="2.6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0" draw:name="Text Frame 1" draw:style-name="gr5" draw:text-style-name="P3" svg:width="2.296cm" svg:height="0.976cm" draw:transform="rotate (1.55386663305055) translate (6.52109722222222cm 5.57741666666667cm)"><draw:text-box><text:p><text:span text:style-name="T1">Admin Id &amp; password</text:span></text:p></draw:text-box></draw:frame><draw:custom-shape text:anchor-type="paragraph" draw:z-index="0" draw:name="Shape 1" draw:style-name="gr10" svg:width="2.62cm" svg:height="1.165cm" svg:x="6.463cm" svg:y="1.732cm"><text:p text:style-name="P4">Admin</text:p><draw:enhanced-geometry svg:viewBox="0 0 21600 21600" draw:type="rectangle" draw:enhanced-path="M 0 0 L 21600 0 21600 21600 0 21600 0 0 Z N"/></draw:custom-shape><draw:custom-shape text:anchor-type="paragraph" draw:z-index="1" draw:name="Shape 2" draw:style-name="gr9" svg:width="2.805cm" svg:height="1.165cm" svg:x="-0.019cm" svg:y="6.971cm"><text:p text:style-name="P4">Student</text:p><draw:enhanced-geometry svg:viewBox="0 0 21600 21600" draw:type="rectangle" draw:enhanced-path="M 0 0 L 21600 0 21600 21600 0 21600 0 0 Z N"/></draw:custom-shape><draw:custom-shape text:anchor-type="paragraph" draw:z-index="2" draw:name="Shape 3" draw:style-name="gr8" draw:text-style-name="P6" svg:width="2.701cm" svg:height="1.193cm" svg:x="13.236cm" svg:y="6.812cm"><text:p text:style-name="P5">Staff</text:p><draw:enhanced-geometry svg:viewBox="0 0 21600 21600" draw:type="rectangle" draw:enhanced-path="M 0 0 L 21600 0 21600 21600 0 21600 0 0 Z N"/></draw:custom-shape><draw:custom-shape text:anchor-type="paragraph" draw:z-index="3" draw:name="Shape 4" draw:style-name="gr7" draw:text-style-name="P4" svg:width="2.938cm" svg:height="2.938cm" svg:x="6.41cm" svg:y="6.018cm"><text:p text:style-name="P4">Student </text:p><text:p text:style-name="P4">Result </text:p><text:p text:style-name="P4">Proccseeing </text:p><text:p text:style-name="P4">Syste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Vertical line 1" draw:style-name="gr6" draw:text-style-name="P4" svg:x1="8.05cm" svg:y1="6.018cm" svg:x2="8.05cm" svg:y2="2.896cm"><text:p/></draw:line><draw:line text:anchor-type="paragraph" draw:z-index="5" draw:name="Line 2" draw:style-name="gr6" draw:text-style-name="P4" svg:x1="9.347cm" svg:y1="7.05cm" svg:x2="13.236cm" svg:y2="7.076cm"><text:p/></draw:line><draw:line text:anchor-type="paragraph" draw:z-index="6" draw:name="Line 3" draw:style-name="gr6" draw:text-style-name="P4" svg:x1="13.236cm" svg:y1="7.473cm" svg:x2="9.347cm" svg:y2="7.447cm"><text:p/></draw:line><draw:line text:anchor-type="paragraph" draw:z-index="7" draw:name="Line 4" draw:style-name="gr6" draw:text-style-name="P4" svg:x1="2.785cm" svg:y1="7.209cm" svg:x2="6.41cm" svg:y2="7.235cm"><text:p/></draw:line><draw:line text:anchor-type="paragraph" draw:z-index="8" draw:name="Line 5" draw:style-name="gr6" draw:text-style-name="P4" svg:x1="6.41cm" svg:y1="7.658cm" svg:x2="2.785cm" svg:y2="7.632cm"><text:p/></draw:line><draw:line text:anchor-type="paragraph" draw:z-index="9" draw:name="Line 1" draw:style-name="gr6" draw:text-style-name="P4" svg:x1="7.654cm" svg:y1="2.896cm" svg:x2="7.654cm" svg:y2="6.018cm"><text:p/></draw:line><draw:frame text:anchor-type="paragraph" draw:z-index="11" draw:name="Text Frame 2" draw:style-name="gr1" draw:text-style-name="P2" svg:width="1.906cm" svg:height="0.503cm" draw:transform="rotate (1.56660753659011) translate (8.24265277777778cm 5.60563888888889cm)"><draw:text-box><text:p>Dashboard</text:p></draw:text-box></draw:frame><draw:frame text:anchor-type="paragraph" draw:z-index="12" draw:name="Text Frame 3" draw:style-name="gr4" draw:text-style-name="P2" svg:width="1.906cm" svg:height="0.706cm" draw:transform="rotate (-0.0174532925199433) translate (10.2534861111111cm 7.47359722222222cm)"><draw:text-box><text:p>Dashboard</text:p></draw:text-box></draw:frame><draw:frame text:anchor-type="paragraph" draw:z-index="13" draw:name="Text Frame 4" draw:style-name="gr3" draw:text-style-name="P2" svg:width="3.335cm" svg:height="0.689cm" svg:x="9.559cm" svg:y="6.548cm"><draw:text-box><text:p>staff id &amp; password</text:p></draw:text-box></draw:frame><draw:frame text:anchor-type="paragraph" draw:z-index="14" draw:name="Text Frame 5" draw:style-name="gr2" draw:text-style-name="P2" svg:width="3.414cm" svg:height="0.636cm" svg:x="2.997cm" svg:y="6.574cm"><draw:text-box><text:p>Reg.no &amp; password</text:p></draw:text-box></draw:frame><draw:frame text:anchor-type="paragraph" draw:z-index="15" draw:name="Text Frame 6" draw:style-name="gr1" draw:text-style-name="P2" svg:width="1.906cm" svg:height="0.503cm" draw:transform="rotate (-0.0174532925199433) translate (3.476625cm 7.85283333333333cm)"><draw:text-box><text:p>Dashboard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22:32:03.867000000</meta:creation-date>
    <dc:date>2022-08-02T02:33:17.494000000</dc:date>
    <meta:editing-duration>PT13M3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